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3.3465in" style:rel-column-width="32767*"/>
    </style:style>
    <style:style style:name="Tabelle1.B" style:family="table-column">
      <style:table-column-properties style:column-width="3.3465in" style:rel-column-width="32768*"/>
    </style:style>
    <style:style style:name="Tabelle1.A1" style:family="table-cell">
      <style:table-cell-properties fo:padding="0.0382in" fo:border="none"/>
    </style:style>
    <style:style style:name="P1" style:family="paragraph" style:parent-style-name="Text_20_body">
      <style:text-properties style:font-name="Roboto Condensed" officeooo:paragraph-rsid="0019e3bc"/>
    </style:style>
    <style:style style:name="P2" style:family="paragraph" style:parent-style-name="Text_20_body">
      <style:text-properties style:font-name="Roboto Condensed" officeooo:rsid="00259073" officeooo:paragraph-rsid="00259073"/>
    </style:style>
    <style:style style:name="P3" style:family="paragraph" style:parent-style-name="Text_20_body">
      <style:text-properties style:font-name="Roboto Condensed" fo:font-size="22pt" fo:font-weight="bold" officeooo:rsid="00284fab" officeooo:paragraph-rsid="00284fab" style:font-size-asian="19.25pt" style:font-weight-asian="bold" style:font-size-complex="22pt" style:font-weight-complex="bold"/>
    </style:style>
    <style:style style:name="P4" style:family="paragraph" style:parent-style-name="Text_20_body">
      <style:text-properties style:font-name="Roboto Condensed" fo:font-size="14pt" officeooo:rsid="00284fab" officeooo:paragraph-rsid="00284fab" style:font-size-asian="14pt" style:font-size-complex="14pt"/>
    </style:style>
    <style:style style:name="P5" style:family="paragraph" style:parent-style-name="Text_20_body">
      <style:paragraph-properties fo:text-align="start" style:justify-single-word="false"/>
      <style:text-properties style:font-name="Roboto Condensed" fo:font-size="18pt" fo:font-weight="bold" officeooo:rsid="00283ae9" officeooo:paragraph-rsid="00283ae9" style:font-size-asian="18pt" style:font-weight-asian="bold" style:font-size-complex="18pt" style:font-weight-complex="bold"/>
    </style:style>
    <style:style style:name="P6" style:family="paragraph" style:parent-style-name="Table_20_Contents">
      <style:text-properties style:font-name="Roboto Condensed" fo:font-size="14pt" officeooo:rsid="0019e3bc" officeooo:paragraph-rsid="0019e3bc" style:font-size-asian="14pt" style:font-size-complex="14pt"/>
    </style:style>
    <style:style style:name="P7" style:family="paragraph" style:parent-style-name="Table_20_Contents">
      <style:text-properties style:font-name="Roboto Condensed" fo:font-size="14pt" officeooo:rsid="0029d0ff" officeooo:paragraph-rsid="0029d0ff" style:font-size-asian="14pt" style:font-size-complex="14pt"/>
    </style:style>
    <style:style style:name="P8" style:family="paragraph" style:parent-style-name="Table_20_Contents">
      <style:text-properties style:font-name="Roboto Condensed" fo:font-size="14pt" officeooo:rsid="002b3eb9" officeooo:paragraph-rsid="002b3eb9" style:font-size-asian="14pt" style:font-size-complex="14pt"/>
    </style:style>
    <style:style style:name="P9" style:family="paragraph" style:parent-style-name="Title">
      <style:text-properties style:font-name="Roboto Condensed" fo:font-size="44pt" style:font-size-asian="44pt" style:font-size-complex="44pt"/>
    </style:style>
    <style:style style:name="P10" style:family="paragraph" style:parent-style-name="Standard">
      <style:text-properties style:font-name="Roboto Condensed" fo:font-size="26pt" style:font-size-asian="26pt" style:font-size-complex="26pt"/>
    </style:style>
    <style:style style:name="P11" style:family="paragraph" style:parent-style-name="Standard">
      <style:text-properties style:font-name="Roboto Condensed" fo:font-size="28pt" fo:language="en" fo:country="US" fo:font-weight="bold" officeooo:rsid="00089d20" style:font-size-asian="28pt" style:font-weight-asian="bold" style:font-size-complex="28pt" style:font-weight-complex="bold"/>
    </style:style>
    <style:style style:name="P12" style:family="paragraph" style:parent-style-name="Text_20_body" style:list-style-name="L1">
      <style:text-properties style:font-name="Roboto Condensed" fo:font-size="14pt" fo:font-weight="normal" officeooo:rsid="001c11d8" officeooo:paragraph-rsid="00283ae9" style:font-size-asian="14pt" style:font-weight-asian="normal" style:font-size-complex="14pt" style:font-weight-complex="normal"/>
    </style:style>
    <style:style style:name="P13" style:family="paragraph" style:parent-style-name="Text_20_body" style:list-style-name="L2">
      <style:text-properties style:font-name="Roboto Condensed" fo:font-size="14pt" officeooo:rsid="00283ae9" officeooo:paragraph-rsid="00283ae9" style:font-size-asian="14pt" style:font-size-complex="14pt"/>
    </style:style>
    <style:style style:name="P14" style:family="paragraph" style:parent-style-name="Text_20_body" style:list-style-name="L2">
      <style:text-properties style:font-name="Roboto Condensed" fo:font-size="14pt" officeooo:rsid="0019e3bc" officeooo:paragraph-rsid="00283ae9" style:font-size-asian="14pt" style:font-size-complex="14pt"/>
    </style:style>
    <style:style style:name="P15" style:family="paragraph" style:parent-style-name="Text_20_body" style:list-style-name="L2">
      <style:text-properties style:font-name="Roboto Condensed" fo:font-size="14pt" officeooo:rsid="001b0086" officeooo:paragraph-rsid="00283ae9" style:font-size-asian="14pt" style:font-size-complex="14pt"/>
    </style:style>
    <style:style style:name="P16" style:family="paragraph" style:parent-style-name="Heading_20_1">
      <style:text-properties style:font-name="Roboto Condensed" fo:font-size="18pt" officeooo:rsid="0019e3bc" officeooo:paragraph-rsid="0019e3bc" style:font-size-asian="18pt" style:font-size-complex="18pt"/>
    </style:style>
    <style:style style:name="P17" style:family="paragraph" style:parent-style-name="Heading_20_1">
      <style:text-properties style:font-name="Roboto Condensed" officeooo:rsid="001b0086"/>
    </style:style>
    <style:style style:name="P18" style:family="paragraph" style:parent-style-name="Table_20_Contents">
      <style:text-properties style:font-name="Roboto Condensed" fo:font-size="14pt" officeooo:rsid="0029d0ff" officeooo:paragraph-rsid="0029d0ff" style:font-size-asian="14pt" style:font-size-complex="14pt"/>
    </style:style>
    <style:style style:name="P19" style:family="paragraph" style:parent-style-name="Table_20_Contents">
      <style:text-properties style:font-name="Roboto Condensed" fo:font-size="14pt" officeooo:rsid="002fc736" officeooo:paragraph-rsid="002fc736" style:font-size-asian="14pt" style:font-size-complex="14pt"/>
    </style:style>
    <style:style style:name="P20" style:family="paragraph" style:parent-style-name="Table_20_Contents">
      <style:text-properties style:font-name="Roboto Condensed" fo:font-size="14pt" officeooo:rsid="002b3eb9" officeooo:paragraph-rsid="002b3eb9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11d8"/>
    </style:style>
    <style:style style:name="T3" style:family="text">
      <style:text-properties officeooo:rsid="001e0b85"/>
    </style:style>
    <style:style style:name="T4" style:family="text">
      <style:text-properties officeooo:rsid="00283ae9"/>
    </style:style>
    <style:style style:name="T5" style:family="text">
      <style:text-properties fo:language="en" fo:country="US" officeooo:rsid="00089d20"/>
    </style:style>
    <style:style style:name="T6" style:family="text">
      <style:text-properties fo:language="en" fo:country="US" fo:font-weight="bold" officeooo:rsid="00089d20" style:font-weight-asian="bold" style:font-weight-complex="bold"/>
    </style:style>
    <style:style style:name="T7" style:family="text">
      <style:text-properties officeooo:rsid="0029d0ff"/>
    </style:style>
    <style:style style:name="T8" style:family="text">
      <style:text-properties officeooo:rsid="002b3eb9"/>
    </style:style>
    <style:style style:name="T9" style:family="text">
      <style:text-properties officeooo:rsid="002dd78b"/>
    </style:style>
    <style:style style:name="T10" style:family="text">
      <style:text-properties officeooo:rsid="002fc736"/>
    </style:style>
    <style:style style:name="T11" style:family="text">
      <style:text-properties officeooo:rsid="003103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4">RTFM B</text:span>ar <text:span text:style-name="T9">R</text:span>unner </text:p>
      <text:p text:style-name="P10">Moin! Welcome to the 3<text:span text:style-name="T9">3</text:span>c3 <text:span text:style-name="T4">bar runner team</text:span>. Even if you<text:span text:style-name="T4">'</text:span>ve been a bar runner/bar support <text:span text:style-name="T4">angel </text:span>during the previous congresses <text:span text:style-name="T4">please take the time to read the following instructions carefully. </text:span><text:span text:style-name="T5">If in doubt, </text:span><text:span text:style-name="T6">please ask!</text:span></text:p>
      <text:p text:style-name="P11"/>
      <text:p text:style-name="P5">Safety first!</text:p>
      <text:list xml:id="list423932714" text:style-name="L1">
        <text:list-item>
          <text:p text:style-name="P12">In case of an accident o<text:span text:style-name="T9">r</text:span> medical emergency, call the CERT <text:span text:style-name="T3">DECT 112</text:span></text:p>
        </text:list-item>
      </text:list>
      <text:list xml:id="list1412111434" text:style-name="L2">
        <text:list-item>
          <text:p text:style-name="P13">If you don't have work gloves, ask for them we have a few in stock.</text:p>
        </text:list-item>
        <text:list-item>
          <text:p text:style-name="P14"><text:span text:style-name="T4">Please be </text:span>careful <text:span text:style-name="T4">during pallet jack operation! If you are not comfortable operating it, ask a fellow angel. If you need an introduction ask your nearest bar supervisor.</text:span></text:p>
          <text:list>
            <text:list-item>
              <text:p text:style-name="P14"><text:span text:style-name="T1">maximum</text:span> loading height is <text:span text:style-name="T1">two</text:span> boxes! <text:span text:style-name="T2">Yes even empty boxes, trust us ;)</text:span></text:p>
            </text:list-item>
            <text:list-item>
              <text:p text:style-name="P15">never walk in front of the pallet jack down the ramp</text:p>
            </text:list-item>
            <text:list-item>
              <text:p text:style-name="P15">be careful with the <text:span text:style-name="T2">operation height of the pallet jack especially at the end/beginning or intermediate stop of the ramp or you will hit the ground and drop a lot of bottles.</text:span></text:p>
            </text:list-item>
            <text:list-item>
              <text:p text:style-name="P13">Protect yourself! We can cleanup broken bottles and crates but we don't like to fix broken angels.</text:p>
            </text:list-item>
          </text:list>
        </text:list-item>
      </text:list>
      <text:p text:style-name="P3"><text:soft-page-break/><text:span text:style-name="T10">34C3</text:span> advanced operation mode</text:p>
      <text:p text:style-name="P4">For the first time we have an bar order system. All bars are equiped with tablets to order supplies. The orders will be printed at the BOC in hall <text:span text:style-name="T11">4</text:span>. You can pick up your orders here and deliver it to the bars. If the system is down for an unforseen reason, we still have <text:span text:style-name="T9">a</text:span> phone backup system in place.</text:p>
      <text:h text:style-name="P16" text:outline-level="1">Important (internal) phone numbers</text:h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6">Bar Supervisor</text:p>
          </table:table-cell>
          <table:table-cell table:style-name="Tabelle1.A1" office:value-type="string">
            <text:p text:style-name="P6">172<text:span text:style-name="T7">0</text:span></text:p>
          </table:table-cell>
        </table:table-row>
        <table:table-row>
          <table:table-cell table:style-name="Tabelle1.A1" office:value-type="string">
            <text:p text:style-name="P7">Bar Runner 1</text:p>
          </table:table-cell>
          <table:table-cell table:style-name="Tabelle1.A1" office:value-type="string">
            <text:p text:style-name="P7">1721</text:p>
          </table:table-cell>
        </table:table-row>
        <table:table-row>
          <table:table-cell table:style-name="Tabelle1.A1" office:value-type="string">
            <text:p text:style-name="P7">Bar Runner 2</text:p>
          </table:table-cell>
          <table:table-cell table:style-name="Tabelle1.A1" office:value-type="string">
            <text:p text:style-name="P7">1722</text:p>
          </table:table-cell>
        </table:table-row>
        <table:table-row>
          <table:table-cell table:style-name="Tabelle1.A1" office:value-type="string">
            <text:p text:style-name="P19">Bar Runner 3</text:p>
          </table:table-cell>
          <table:table-cell table:style-name="Tabelle1.A1" office:value-type="string">
            <text:p text:style-name="P19">1723</text:p>
          </table:table-cell>
        </table:table-row>
        <table:table-row>
          <table:table-cell table:style-name="Tabelle1.A1" office:value-type="string">
            <text:p text:style-name="P19">Uptime Bar (Hall 2)</text:p>
          </table:table-cell>
          <table:table-cell table:style-name="Tabelle1.A1" office:value-type="string">
            <text:p text:style-name="P7">172<text:span text:style-name="T10">9</text:span></text:p>
          </table:table-cell>
        </table:table-row>
        <table:table-row>
          <table:table-cell table:style-name="Tabelle1.A1" office:value-type="string">
            <text:p text:style-name="P19">DDOS Bar (Atrium East)</text:p>
          </table:table-cell>
          <table:table-cell table:style-name="Tabelle1.A1" office:value-type="string">
            <text:p text:style-name="P7">1724</text:p>
          </table:table-cell>
        </table:table-row>
        <table:table-row>
          <table:table-cell table:style-name="Tabelle1.A1" office:value-type="string">
            <text:p text:style-name="P19">Exploit Bar (CCL / Ground Floor)</text:p>
          </table:table-cell>
          <table:table-cell table:style-name="Tabelle1.A1" office:value-type="string">
            <text:p text:style-name="P8">172<text:span text:style-name="T10">6</text:span></text:p>
          </table:table-cell>
        </table:table-row>
        <table:table-row>
          <table:table-cell table:style-name="Tabelle1.A1" office:value-type="string">
            <text:p text:style-name="P19">Overflow Bar (Atrium West)</text:p>
          </table:table-cell>
          <table:table-cell table:style-name="Tabelle1.A1" office:value-type="string">
            <text:p text:style-name="P8">172<text:span text:style-name="T10">5</text:span></text:p>
          </table:table-cell>
        </table:table-row>
        <table:table-row>
          <table:table-cell table:style-name="Tabelle1.A1" office:value-type="string">
            <text:p text:style-name="P19">Crypto Bar (CCL <text:s/>/ First Floor)</text:p>
          </table:table-cell>
          <table:table-cell table:style-name="Tabelle1.A1" office:value-type="string">
            <text:p text:style-name="P8">1727</text:p>
          </table:table-cell>
        </table:table-row>
        <table:table-row>
          <table:table-cell table:style-name="Tabelle1.A1" office:value-type="string">
            <text:p text:style-name="P19">Zeroday Bar (Cube CCL/Hall 2)</text:p>
          </table:table-cell>
          <table:table-cell table:style-name="Tabelle1.A1" office:value-type="string">
            <text:p text:style-name="P8">17<text:span text:style-name="T10">30</text:span></text:p>
          </table:table-cell>
        </table:table-row>
        <table:table-row>
          <table:table-cell table:style-name="Tabelle1.A1" office:value-type="string">
            <text:p text:style-name="P19">Memleak Bar (Cube Hall 1/Hall 3)</text:p>
          </table:table-cell>
          <table:table-cell table:style-name="Tabelle1.A1" office:value-type="string">
            <text:p text:style-name="P19">1731</text:p>
          </table:table-cell>
        </table:table-row>
      </table:table>
      <text:p text:style-name="P1"/>
      <text:h text:style-name="P17" text:outline-level="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me Katz</meta:initial-creator>
    <meta:creation-date>2014-12-23T15:48:03.836323441</meta:creation-date>
    <dc:date>2017-12-11T00:49:03.822075113</dc:date>
    <meta:editing-duration>PT4H43M41S</meta:editing-duration>
    <meta:editing-cycles>15</meta:editing-cycles>
    <meta:generator>LibreOffice/5.3.7.2.0$Linux_X86_64 LibreOffice_project/30m0$Build-2</meta:generator>
    <dc:creator>Christian Rebischke</dc:creator>
    <meta:document-statistic meta:table-count="1" meta:image-count="0" meta:object-count="0" meta:page-count="2" meta:paragraph-count="35" meta:word-count="303" meta:character-count="1599" meta:non-whitespace-character-count="1336"/>
  </office:meta>
</office:document-meta>
</file>